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fsFont21" svg:font-family="EfsFont2"/>
    <style:font-face style:name="LogoFont1" svg:font-family="LogoFont"/>
    <style:font-face style:name="Times1" svg:font-family="Times"/>
    <style:font-face style:name="EfsFont2" svg:font-family="EfsFont2" style:font-pitch="variable"/>
    <style:font-face style:name="Liberation Serif1" svg:font-family="'Liberation Serif'" style:font-pitch="variable"/>
    <style:font-face style:name="LogoFont" svg:font-family="LogoFont" style:font-pitch="variable"/>
    <style:font-face style:name="Tahoma1" svg:font-family="Tahoma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728cm" fo:padding-top="0cm" fo:padding-bottom="0cm" fo:padding-left="0cm" fo:padding-right="0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0.72cm" fo:min-width="10.72cm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93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0.30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78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508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35cm" svg:stroke-color="#db0021" draw:stroke-linejoin="round" svg:stroke-linecap="round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57cm" fo:min-width="3.606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28cm" svg:stroke-color="#db0021" draw:stroke-linejoin="round" svg:stroke-linecap="round" draw:fill="none" fo:padding-top="0.014cm" fo:padding-bottom="0.014cm" fo:padding-left="0.014cm" fo:padding-right="0.014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64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0.45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79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95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fill-color="#ffffff" fo:min-height="0.662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30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0.304cm" fo:padding-top="0cm" fo:padding-bottom="0cm" fo:padding-left="0cm" fo:padding-right="0cm"/>
    </style:style>
    <style:style style:name="gr18" style:family="graphic" style:parent-style-name="standard">
      <style:graphic-properties draw:stroke="solid" svg:stroke-width="0.035cm" svg:stroke-color="#db0021" draw:stroke-linejoin="miter" svg:stroke-linecap="butt" draw:fill="none" fo:padding-top="0.017cm" fo:padding-bottom="0.017cm" fo:padding-left="0.017cm" fo:padding-right="0.017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385cm" fo:padding-top="0cm" fo:padding-bottom="0cm" fo:padding-left="0cm" fo:padding-right="0cm"/>
    </style:style>
    <style:style style:name="gr20" style:family="graphic" style:parent-style-name="standard">
      <style:graphic-properties draw:stroke="solid" svg:stroke-width="0.035cm" svg:stroke-color="#f6ce33" draw:stroke-linejoin="miter" svg:stroke-linecap="butt" draw:fill="none" fo:padding-top="0.017cm" fo:padding-bottom="0.017cm" fo:padding-left="0.017cm" fo:padding-right="0.017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0.95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933cm" fo:padding-top="0cm" fo:padding-bottom="0cm" fo:padding-left="0cm" fo:padding-right="0cm"/>
    </style:style>
    <style:style style:name="gr23" style:family="graphic" style:parent-style-name="standard">
      <style:graphic-properties draw:stroke="solid" svg:stroke-width="0.022cm" svg:stroke-color="#db0021" draw:stroke-linejoin="round" svg:stroke-linecap="round" draw:fill="none" fo:padding-top="0.011cm" fo:padding-bottom="0.011cm" fo:padding-left="0.011cm" fo:padding-right="0.011cm"/>
    </style:style>
    <style:style style:name="gr24" style:family="graphic" style:parent-style-name="standard">
      <style:graphic-properties draw:stroke="none" draw:fill="solid" draw:fill-color="#f6ce33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44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fill-color="#ffffff" fo:min-height="0.661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8.69999980926514pt" style:font-size-asian="8.69999980926514pt" style:font-size-complex="8.69999980926514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 style:writing-mode="lr-tb"/>
      <style:text-properties fo:font-size="12.3999996185303pt" style:font-size-asian="12.3999996185303pt" style:font-size-complex="12.3999996185303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start" style:writing-mode="lr-tb"/>
      <style:text-properties fo:font-size="11.5pt" style:font-size-asian="11.5pt" style:font-size-complex="11.5pt"/>
    </style:style>
    <style:style style:name="P9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10" style:family="paragraph">
      <loext:graphic-properties draw:fill="none"/>
      <style:paragraph-properties fo:text-align="start" style:writing-mode="lr-tb"/>
      <style:text-properties fo:font-size="8.69999980926514pt" fo:letter-spacing="0.12cm" style:font-size-asian="8.69999980926514pt" style:font-size-complex="8.69999980926514pt"/>
    </style:style>
    <style:style style:name="P11" style:family="paragraph">
      <loext:graphic-properties draw:fill="none"/>
      <style:paragraph-properties fo:text-align="start" style:writing-mode="lr-tb"/>
      <style:text-properties fo:font-size="7pt" fo:letter-spacing="normal" style:font-size-asian="7pt" style:font-size-complex="7pt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7pt" fo:letter-spacing="normal" style:font-size-asian="7pt" style:font-size-complex="7pt"/>
    </style:style>
    <style:style style:name="P13" style:family="paragraph">
      <loext:graphic-properties draw:fill="solid" draw:fill-color="#f6ce33"/>
    </style:style>
    <style:style style:name="P14" style:family="paragraph">
      <loext:graphic-properties draw:fill="none"/>
      <style:paragraph-properties fo:text-align="start" style:writing-mode="lr-tb"/>
      <style:text-properties fo:font-size="7pt" style:font-size-asian="8.69999980926514pt" style:font-size-complex="8.69999980926514pt"/>
    </style:style>
    <style:style style:name="T1" style:family="text">
      <style:text-properties fo:color="#f6ce33" style:font-name="EfsFont21" fo:font-size="8.69999980926514pt" style:font-size-asian="8.69999980926514pt" style:font-name-complex="EfsFont21" style:font-size-complex="8.69999980926514pt"/>
    </style:style>
    <style:style style:name="T2" style:family="text">
      <style:text-properties fo:color="#000000" style:font-name="Times1" fo:font-size="12pt" style:font-size-asian="12pt" style:font-name-complex="Times1" style:font-size-complex="12pt"/>
    </style:style>
    <style:style style:name="T3" style:family="text">
      <style:text-properties fo:color="#000000" style:font-name="LogoFont1" fo:font-size="8.69999980926514pt" style:font-size-asian="8.69999980926514pt" style:font-name-complex="LogoFont1" style:font-size-complex="8.69999980926514pt"/>
    </style:style>
    <style:style style:name="T4" style:family="text">
      <style:text-properties fo:color="#016b5b" style:font-name="EfsFont21" fo:font-size="12.3999996185303pt" style:font-size-asian="12.3999996185303pt" style:font-name-complex="EfsFont21" style:font-size-complex="12.3999996185303pt"/>
    </style:style>
    <style:style style:name="T5" style:family="text">
      <style:text-properties fo:color="#f6ce33" style:font-name="EfsFont21" fo:font-size="11.5pt" style:font-size-asian="11.5pt" style:font-name-complex="EfsFont21" style:font-size-complex="11.5pt"/>
    </style:style>
    <style:style style:name="T6" style:family="text">
      <style:text-properties fo:color="#016b5b" style:font-name="EfsFont21" fo:font-size="7pt" style:font-size-asian="7pt" style:font-name-complex="EfsFont21" style:font-size-complex="7pt"/>
    </style:style>
    <style:style style:name="T7" style:family="text">
      <style:text-properties fo:color="#ffffff" style:font-name="EfsFont21" fo:font-size="8.69999980926514pt" style:font-size-asian="8.69999980926514pt" style:font-name-complex="EfsFont21" style:font-size-complex="8.69999980926514pt"/>
    </style:style>
    <style:style style:name="T8" style:family="text">
      <style:text-properties fo:color="#db0021" style:font-name="EfsFont21" fo:font-size="8.69999980926514pt" fo:letter-spacing="0.12cm" style:font-size-asian="8.69999980926514pt" style:font-name-complex="EfsFont21" style:font-size-complex="8.69999980926514pt"/>
    </style:style>
    <style:style style:name="T9" style:family="text">
      <style:text-properties fo:color="#f6ce33" style:font-name="EfsFont21" fo:font-size="12.3999996185303pt" style:font-size-asian="12.3999996185303pt" style:font-name-complex="EfsFont21" style:font-size-complex="12.3999996185303pt"/>
    </style:style>
    <style:style style:name="T10" style:family="text">
      <style:text-properties fo:color="#db0021" style:font-name="EfsFont21" fo:font-size="7pt" fo:letter-spacing="normal" style:font-size-asian="7pt" style:font-name-complex="EfsFont21" style:font-size-complex="7pt"/>
    </style:style>
    <style:style style:name="T11" style:family="text">
      <style:text-properties fo:color="#f6ce33" style:font-name="EfsFont21" fo:font-size="7pt" fo:letter-spacing="normal" style:font-size-asian="7pt" style:font-name-complex="EfsFont21" style:font-size-complex="7pt"/>
    </style:style>
    <style:style style:name="T12" style:family="text">
      <style:text-properties fo:color="#016b5b" style:font-name="EfsFont21" fo:font-size="8.69999980926514pt" style:font-size-asian="8.69999980926514pt" style:font-name-complex="EfsFont21" style:font-size-complex="8.69999980926514pt"/>
    </style:style>
    <style:style style:name="T13" style:family="text">
      <style:text-properties fo:color="#db0021" style:font-name="EfsFont21" fo:font-size="8.69999980926514pt" style:font-size-asian="8.69999980926514pt" style:font-name-complex="EfsFont21" style:font-size-complex="8.69999980926514pt"/>
    </style:style>
    <style:style style:name="T14" style:family="text">
      <style:text-properties fo:color="#016b5b" style:font-name="EfsFont21" fo:font-size="7pt" style:font-size-asian="8.69999980926514pt" style:font-name-complex="EfsFont21" style:font-size-complex="8.6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28cm" svg:height="0.416cm" svg:x="28.983cm" svg:y="15.963cm">
          <draw:text-box>
            <text:p text:style-name="P1"><text:span text:style-name="T1">HDG</text:span></text:p>
          </draw:text-box>
        </draw:frame>
        <draw:custom-shape draw:style-name="gr2" draw:text-style-name="P3" draw:layer="layout" svg:width="10.72cm" svg:height="10.72cm" svg:x="23.239cm" svg:y="7.926cm">
          <text:p/>
          <draw:enhanced-geometry svg:viewBox="0 0 21600 21600" draw:type="rectangle" draw:enhanced-path="M 0 0 L 21600 0 21600 21600 0 21600 0 0 Z N"/>
        </draw:custom-shape>
        <draw:polygon draw:style-name="gr3" draw:text-style-name="P4" draw:layer="layout" svg:width="0cm" svg:height="0cm" svg:x="0.423cm" svg:y="0.423cm" svg:viewBox="0 0 0 0" draw:points="0,0">
          <text:p/>
        </draw:polygon>
        <draw:polygon draw:style-name="gr3" draw:text-style-name="P4" draw:layer="layout" svg:width="3.082cm" svg:height="0.753cm" svg:x="20.743cm" svg:y="23.377cm" svg:viewBox="0 0 3083 754" draw:points="3083,0 3083,754 0,754 0,0">
          <text:p/>
        </draw:polygon>
        <draw:polygon draw:style-name="gr3" draw:text-style-name="P4" draw:layer="layout" svg:width="5.426cm" svg:height="0.54cm" svg:x="6.032cm" svg:y="23.393cm" svg:viewBox="0 0 5427 541" draw:points="5427,0 5427,541 0,541 0,0">
          <text:p/>
        </draw:polygon>
        <draw:polygon draw:style-name="gr3" draw:text-style-name="P4" draw:layer="layout" svg:width="1.848cm" svg:height="0.525cm" svg:x="36.569cm" svg:y="23.376cm" svg:viewBox="0 0 1849 526" draw:points="1849,0 1849,526 0,526 0,0">
          <text:p/>
        </draw:polygon>
        <draw:frame draw:style-name="gr4" draw:text-style-name="P5" draw:layer="layout" svg:width="1.937cm" svg:height="0.425cm" svg:x="6.068cm" svg:y="23.401cm">
          <draw:text-box>
            <text:p text:style-name="P1"><text:span text:style-name="T2">Issued 4/95</text:span></text:p>
          </draw:text-box>
        </draw:frame>
        <draw:frame draw:style-name="gr5" draw:text-style-name="P2" draw:layer="layout" svg:width="0.305cm" svg:height="0.417cm" svg:x="27.955cm" svg:y="8.231cm">
          <draw:text-box>
            <text:p text:style-name="P1"><text:span text:style-name="T3">1</text:span></text:p>
          </draw:text-box>
        </draw:frame>
        <draw:frame draw:style-name="gr6" draw:text-style-name="P6" draw:layer="layout" svg:width="0.786cm" svg:height="0.599cm" svg:x="27.524cm" svg:y="16.216cm">
          <draw:text-box>
            <text:p text:style-name="P1"><text:span text:style-name="T4">360</text:span></text:p>
          </draw:text-box>
        </draw:frame>
        <draw:frame draw:style-name="gr7" draw:text-style-name="P2" draw:layer="layout" svg:width="2.508cm" svg:height="0.416cm" svg:x="29.627cm" svg:y="10.271cm">
          <draw:text-box>
            <text:p text:style-name="P1"><text:span text:style-name="T1">CHECK CONFIG</text:span></text:p>
          </draw:text-box>
        </draw:frame>
        <draw:path draw:style-name="gr8" draw:text-style-name="P7" draw:layer="layout" svg:width="5.202cm" svg:height="5.033cm" svg:x="26.658cm" svg:y="10.931cm" svg:viewBox="0 0 5203 5034" svg:d="M0 5034l3822-230M0 4822l3840 194M5203 3832l-230-3814M4991 3832l194-3832">
          <text:p/>
        </draw:path>
        <draw:frame draw:style-name="gr9" draw:text-style-name="P8" draw:layer="layout" svg:width="3.606cm" svg:height="0.557cm" svg:x="26.933cm" svg:y="13.556cm">
          <draw:text-box>
            <text:p text:style-name="P1"><text:span text:style-name="T5">SELF TEST PASS</text:span></text:p>
          </draw:text-box>
        </draw:frame>
        <draw:path draw:style-name="gr10" draw:text-style-name="P7" draw:layer="layout" svg:width="0.185cm" svg:height="3.064cm" svg:x="25.107cm" svg:y="11.315cm" svg:viewBox="0 0 186 3065" svg:d="M186 3065l-186-3051M15 3065l157-3065">
          <text:p/>
        </draw:path>
        <draw:frame draw:style-name="gr11" draw:text-style-name="P9" draw:layer="layout" svg:width="0.647cm" svg:height="0.416cm" svg:x="27.612cm" svg:y="15.999cm">
          <draw:text-box>
            <text:p text:style-name="P1"><text:span text:style-name="T6">CRS</text:span></text:p>
          </draw:text-box>
        </draw:frame>
        <draw:frame draw:style-name="gr12" draw:text-style-name="P2" draw:layer="layout" svg:width="0.455cm" svg:height="0.417cm" svg:x="31.717cm" svg:y="9.591cm">
          <draw:text-box>
            <text:p text:style-name="P1"><text:span text:style-name="T7">RA</text:span></text:p>
          </draw:text-box>
        </draw:frame>
        <draw:frame draw:style-name="gr13" draw:text-style-name="P10" draw:layer="layout" svg:width="0.791cm" svg:height="0.416cm" svg:x="31.599cm" svg:y="9.322cm">
          <draw:text-box>
            <text:p text:style-name="P1"><text:span text:style-name="T8">---</text:span></text:p>
          </draw:text-box>
        </draw:frame>
        <draw:frame draw:style-name="gr6" draw:text-style-name="P6" draw:layer="layout" svg:width="0.786cm" svg:height="0.599cm" svg:x="28.976cm" svg:y="16.228cm">
          <draw:text-box>
            <text:p text:style-name="P1"><text:span text:style-name="T9">360</text:span></text:p>
          </draw:text-box>
        </draw:frame>
        <draw:path draw:style-name="gr8" draw:text-style-name="P7" draw:layer="layout" svg:width="0.831cm" svg:height="0.211cm" svg:x="27.473cm" svg:y="16.412cm" svg:viewBox="0 0 832 212" svg:d="M0 0l832 212M0 212l832-212">
          <text:p/>
        </draw:path>
        <draw:frame draw:style-name="gr14" draw:text-style-name="P11" draw:layer="layout" svg:width="0.954cm" svg:height="0.416cm" svg:x="26.092cm" svg:y="15.313cm">
          <draw:text-box>
            <text:p text:style-name="P1"><text:span text:style-name="T10">SG</text:span><text:span text:style-name="T11"> </text:span></text:p>
          </draw:text-box>
        </draw:frame>
        <draw:frame draw:style-name="gr15" draw:text-style-name="P12" draw:layer="layout" svg:width="0.699cm" svg:height="0.662cm" svg:x="29.033cm" svg:y="16.006cm">
          <draw:text-box>
            <text:p text:style-name="P1"><text:span text:style-name="T11">HDG</text:span></text:p>
          </draw:text-box>
        </draw:frame>
        <draw:path draw:style-name="gr10" draw:text-style-name="P7" draw:layer="layout" svg:width="2.107cm" svg:height="0.169cm" svg:x="27.538cm" svg:y="16.093cm" svg:viewBox="0 0 2108 170" svg:d="M1443 0l665 170M1443 170l665-170M0 0l665 170M0 170l665-170">
          <text:p/>
        </draw:path>
        <draw:frame draw:style-name="gr16" draw:text-style-name="P2" draw:layer="layout" svg:width="0.304cm" svg:height="0.416cm" svg:x="25.803cm" svg:y="13.128cm">
          <draw:text-box>
            <text:p text:style-name="P1"><text:span text:style-name="T12">T</text:span></text:p>
          </draw:text-box>
        </draw:frame>
        <draw:frame draw:style-name="gr16" draw:text-style-name="P2" draw:layer="layout" svg:width="0.304cm" svg:height="0.416cm" svg:x="25.803cm" svg:y="13.433cm">
          <draw:text-box>
            <text:p text:style-name="P1"><text:span text:style-name="T12">S</text:span></text:p>
          </draw:text-box>
        </draw:frame>
        <draw:frame draw:style-name="gr17" draw:text-style-name="P2" draw:layer="layout" svg:width="0.304cm" svg:height="0.417cm" svg:x="25.803cm" svg:y="13.737cm">
          <draw:text-box>
            <text:p text:style-name="P1"><text:span text:style-name="T12">T</text:span></text:p>
          </draw:text-box>
        </draw:frame>
        <draw:frame draw:style-name="gr16" draw:text-style-name="P2" draw:layer="layout" svg:width="0.304cm" svg:height="0.416cm" svg:x="25.803cm" svg:y="14.348cm">
          <draw:text-box>
            <text:p text:style-name="P1"><text:span text:style-name="T12">1</text:span></text:p>
          </draw:text-box>
        </draw:frame>
        <draw:polygon draw:style-name="gr18" draw:text-style-name="P7" draw:layer="layout" svg:width="2.388cm" svg:height="0.397cm" svg:x="27.375cm" svg:y="11.394cm" svg:viewBox="0 0 2389 398" draw:points="2389,0 2389,398 0,398 0,0">
          <text:p/>
        </draw:polygon>
        <draw:frame draw:style-name="gr19" draw:text-style-name="P2" draw:layer="layout" svg:width="2.385cm" svg:height="0.416cm" svg:x="27.468cm" svg:y="11.374cm">
          <draw:text-box>
            <text:p text:style-name="P1"><text:span text:style-name="T13">ATTITUDE FAIL</text:span></text:p>
          </draw:text-box>
        </draw:frame>
        <draw:polygon draw:style-name="gr18" draw:text-style-name="P7" draw:layer="layout" svg:width="0.396cm" svg:height="0.34cm" svg:x="26.067cm" svg:y="14.924cm" svg:viewBox="0 0 397 341" draw:points="397,0 397,341 0,341 0,0">
          <text:p/>
        </draw:polygon>
        <draw:polygon draw:style-name="gr20" draw:text-style-name="P7" draw:layer="layout" svg:width="0.396cm" svg:height="0.34cm" svg:x="26.519cm" svg:y="14.924cm" svg:viewBox="0 0 397 341" draw:points="397,0 397,341 0,341 0,0">
          <text:p/>
        </draw:polygon>
        <draw:frame draw:style-name="gr21" draw:text-style-name="P11" draw:layer="layout" svg:width="0.953cm" svg:height="0.417cm" svg:x="26.102cm" svg:y="14.922cm">
          <draw:text-box>
            <text:p text:style-name="P1"><text:span text:style-name="T10">CP</text:span><text:span text:style-name="T11"> </text:span></text:p>
          </draw:text-box>
        </draw:frame>
        <draw:polygon draw:style-name="gr18" draw:text-style-name="P7" draw:layer="layout" svg:width="0.396cm" svg:height="0.34cm" svg:x="26.067cm" svg:y="15.313cm" svg:viewBox="0 0 397 341" draw:points="397,0 397,341 0,341 0,0">
          <text:p/>
        </draw:polygon>
        <draw:polygon draw:style-name="gr20" draw:text-style-name="P7" draw:layer="layout" svg:width="0.396cm" svg:height="0.34cm" svg:x="26.519cm" svg:y="15.313cm" svg:viewBox="0 0 397 341" draw:points="397,0 397,341 0,341 0,0">
          <text:p/>
        </draw:polygon>
        <draw:frame draw:style-name="gr22" draw:text-style-name="P6" draw:layer="layout" svg:width="0.933cm" svg:height="0.599cm" svg:x="31.207cm" svg:y="16.228cm">
          <draw:text-box>
            <text:p text:style-name="P1"><text:span text:style-name="T4">OFF</text:span></text:p>
          </draw:text-box>
        </draw:frame>
        <draw:path draw:style-name="gr23" draw:text-style-name="P7" draw:layer="layout" svg:width="0.419cm" svg:height="0.136cm" svg:x="31.635cm" svg:y="16.109cm" svg:viewBox="0 0 420 137" svg:d="M0 0l420 137M0 137l420-137">
          <text:p/>
        </draw:path>
        <draw:polygon draw:style-name="gr24" draw:text-style-name="P13" draw:layer="layout" svg:width="3.342cm" svg:height="0.502cm" svg:x="26.881cm" svg:y="13.077cm" svg:viewBox="0 0 3343 503" draw:points="2400,502 3343,502 1672,0 0,502 943,502 944,503 944,376 2399,376 2399,503">
          <text:p/>
        </draw:polygon>
        <draw:polygon draw:style-name="gr24" draw:text-style-name="P13" draw:layer="layout" svg:width="0.627cm" svg:height="0.155cm" svg:x="30.897cm" svg:y="12.993cm" svg:viewBox="0 0 628 156" draw:points="628,0 628,156 0,156 0,0">
          <text:p/>
        </draw:polygon>
        <draw:polygon draw:style-name="gr24" draw:text-style-name="P13" draw:layer="layout" svg:width="0.626cm" svg:height="0.155cm" svg:x="25.581cm" svg:y="12.993cm" svg:viewBox="0 0 627 156" draw:points="627,0 627,156 0,156 0,0">
          <text:p/>
        </draw:polygon>
        <draw:frame draw:style-name="gr25" draw:text-style-name="P14" draw:layer="layout" svg:width="0.448cm" svg:height="0.416cm" svg:x="31.678cm" svg:y="15.999cm">
          <draw:text-box>
            <text:p text:style-name="P1"><text:span text:style-name="T14">DH</text:span></text:p>
          </draw:text-box>
        </draw:frame>
        <draw:frame draw:style-name="gr26" draw:text-style-name="P12" draw:layer="layout" svg:width="0.359cm" svg:height="0.661cm" svg:x="26.542cm" svg:y="14.921cm">
          <draw:text-box>
            <text:p text:style-name="P1"><text:span text:style-name="T11">DU</text:span></text:p>
          </draw:text-box>
        </draw:frame>
        <draw:frame draw:style-name="gr26" draw:text-style-name="P12" draw:layer="layout" svg:width="0.359cm" svg:height="0.661cm" svg:x="26.542cm" svg:y="15.31cm">
          <draw:text-box>
            <text:p text:style-name="P1"><text:span text:style-name="T11">S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fsFont21" svg:font-family="EfsFont2"/>
    <style:font-face style:name="LogoFont1" svg:font-family="LogoFont"/>
    <style:font-face style:name="Times1" svg:font-family="Times"/>
    <style:font-face style:name="EfsFont2" svg:font-family="EfsFont2" style:font-pitch="variable"/>
    <style:font-face style:name="Liberation Serif1" svg:font-family="'Liberation Serif'" style:font-pitch="variable"/>
    <style:font-face style:name="LogoFont" svg:font-family="LogoFont" style:font-pitch="variable"/>
    <style:font-face style:name="Tahoma1" svg:font-family="Tahoma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cm" fo:margin-bottom="1cm" fo:margin-left="0.4cm" fo:margin-right="0.4cm" fo:page-width="43.18cm" fo:page-height="27.9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07T00:47:46.386987518</dc:date>
    <dc:creator>Samuel Hutchinson</dc:creator>
    <meta:editing-duration>PT2H28M49S</meta:editing-duration>
    <meta:editing-cycles>4</meta:editing-cycles>
    <meta:generator>LibreOffice/5.2.5.1$MacOSX_X86_64 LibreOffice_project/0312e1a284a7d50ca85a365c316c7abbf20a4d22</meta:generator>
    <meta:document-statistic meta:object-count="40"/>
  </office:meta>
</office:document-meta>
</file>